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2020-05-2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2019-12-04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2018-11-28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2017-11-15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201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200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200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200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200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199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199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1987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198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198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198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197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1976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197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D0041</text:p>
          </table:table-cell>
          <table:table-cell office:value-type="string" calcext:value-type="string">
            <text:p>197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